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rush Cur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(R1)</text:p>
          </table:table-cell>
          <table:table-cell office:value-type="string" calcext:value-type="string">
            <text:p>I(R1)^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499500000000037" calcext:value-type="float">
            <text:p>4.99500000000037E-08</text:p>
          </table:table-cell>
          <table:table-cell office:value-type="float" office:value="0" calcext:value-type="float">
            <text:p>0</text:p>
          </table:table-cell>
          <table:table-cell table:formula="of:=[.B3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5" calcext:value-type="float">
            <text:p>5E-08</text:p>
          </table:table-cell>
          <table:table-cell office:value-type="float" office:value="9.980031" calcext:value-type="float">
            <text:p>9.980031</text:p>
          </table:table-cell>
          <table:table-cell table:formula="of:=[.B4]^2" office:value-type="float" office:value="99.601018760961" calcext:value-type="float">
            <text:p>99.601018760961</text:p>
          </table:table-cell>
        </table:table-row>
        <table:table-row table:style-name="ro1">
          <table:table-cell office:value-type="float" office:value="0.0000000500000999999999" calcext:value-type="float">
            <text:p>5.00000999999999E-08</text:p>
          </table:table-cell>
          <table:table-cell office:value-type="float" office:value="19.99998" calcext:value-type="float">
            <text:p>19.99998</text:p>
          </table:table-cell>
          <table:table-cell table:formula="of:=[.B5]^2" office:value-type="float" office:value="399.9992000004" calcext:value-type="float">
            <text:p>399.9992000004</text:p>
          </table:table-cell>
        </table:table-row>
        <table:table-row table:style-name="ro1">
          <table:table-cell office:value-type="float" office:value="0.000000050001" calcext:value-type="float">
            <text:p>5.0001E-08</text:p>
          </table:table-cell>
          <table:table-cell office:value-type="float" office:value="199.9991" calcext:value-type="float">
            <text:p>199.9991</text:p>
          </table:table-cell>
          <table:table-cell table:formula="of:=[.B6]^2" office:value-type="float" office:value="39999.64000081" calcext:value-type="float">
            <text:p>39999.64000081</text:p>
          </table:table-cell>
        </table:table-row>
        <table:table-row table:style-name="ro1">
          <table:table-cell office:value-type="float" office:value="0.0000000533758596725203" calcext:value-type="float">
            <text:p>5.33758596725203E-08</text:p>
          </table:table-cell>
          <table:table-cell office:value-type="float" office:value="194.3473" calcext:value-type="float">
            <text:p>194.3473</text:p>
          </table:table-cell>
          <table:table-cell table:formula="of:=[.B7]^2" office:value-type="float" office:value="37770.87301729" calcext:value-type="float">
            <text:p>37770.87301729</text:p>
          </table:table-cell>
        </table:table-row>
        <table:table-row table:style-name="ro1">
          <table:table-cell office:value-type="float" office:value="0.0000000567507193450407" calcext:value-type="float">
            <text:p>5.67507193450407E-08</text:p>
          </table:table-cell>
          <table:table-cell office:value-type="float" office:value="188.8448" calcext:value-type="float">
            <text:p>188.8448</text:p>
          </table:table-cell>
          <table:table-cell table:formula="of:=[.B8]^2" office:value-type="float" office:value="35662.35848704" calcext:value-type="float">
            <text:p>35662.35848704</text:p>
          </table:table-cell>
        </table:table-row>
        <table:table-row table:style-name="ro1">
          <table:table-cell office:value-type="float" office:value="0.0000000601255790175611" calcext:value-type="float">
            <text:p>6.01255790175611E-08</text:p>
          </table:table-cell>
          <table:table-cell office:value-type="float" office:value="183.4917" calcext:value-type="float">
            <text:p>183.4917</text:p>
          </table:table-cell>
          <table:table-cell table:formula="of:=[.B9]^2" office:value-type="float" office:value="33669.20396889" calcext:value-type="float">
            <text:p>33669.20396889</text:p>
          </table:table-cell>
        </table:table-row>
        <table:table-row table:style-name="ro1">
          <table:table-cell office:value-type="float" office:value="0.0000000635004386900814" calcext:value-type="float">
            <text:p>6.35004386900814E-08</text:p>
          </table:table-cell>
          <table:table-cell office:value-type="float" office:value="178.2879" calcext:value-type="float">
            <text:p>178.2879</text:p>
          </table:table-cell>
          <table:table-cell table:formula="of:=[.B10]^2" office:value-type="float" office:value="31786.57528641" calcext:value-type="float">
            <text:p>31786.57528641</text:p>
          </table:table-cell>
        </table:table-row>
        <table:table-row table:style-name="ro1">
          <table:table-cell office:value-type="float" office:value="0.0000000668752983626018" calcext:value-type="float">
            <text:p>6.68752983626018E-08</text:p>
          </table:table-cell>
          <table:table-cell office:value-type="float" office:value="173.2335" calcext:value-type="float">
            <text:p>173.2335</text:p>
          </table:table-cell>
          <table:table-cell table:formula="of:=[.B11]^2" office:value-type="float" office:value="30009.84552225" calcext:value-type="float">
            <text:p>30009.84552225</text:p>
          </table:table-cell>
        </table:table-row>
        <table:table-row table:style-name="ro1">
          <table:table-cell office:value-type="float" office:value="0.0000000702501580351221" calcext:value-type="float">
            <text:p>7.02501580351221E-08</text:p>
          </table:table-cell>
          <table:table-cell office:value-type="float" office:value="168.3285" calcext:value-type="float">
            <text:p>168.3285</text:p>
          </table:table-cell>
          <table:table-cell table:formula="of:=[.B12]^2" office:value-type="float" office:value="28334.48391225" calcext:value-type="float">
            <text:p>28334.48391225</text:p>
          </table:table-cell>
        </table:table-row>
        <table:table-row table:style-name="ro1">
          <table:table-cell office:value-type="float" office:value="0.0000000736250177076425" calcext:value-type="float">
            <text:p>7.36250177076425E-08</text:p>
          </table:table-cell>
          <table:table-cell office:value-type="float" office:value="163.5727" calcext:value-type="float">
            <text:p>163.5727</text:p>
          </table:table-cell>
          <table:table-cell table:formula="of:=[.B13]^2" office:value-type="float" office:value="26756.02818529" calcext:value-type="float">
            <text:p>26756.02818529</text:p>
          </table:table-cell>
        </table:table-row>
        <table:table-row table:style-name="ro1">
          <table:table-cell office:value-type="float" office:value="0.0000000774393034219285" calcext:value-type="float">
            <text:p>7.74393034219285E-08</text:p>
          </table:table-cell>
          <table:table-cell office:value-type="float" office:value="158.3608" calcext:value-type="float">
            <text:p>158.3608</text:p>
          </table:table-cell>
          <table:table-cell table:formula="of:=[.B14]^2" office:value-type="float" office:value="25078.14297664" calcext:value-type="float">
            <text:p>25078.14297664</text:p>
          </table:table-cell>
        </table:table-row>
        <table:table-row table:style-name="ro1">
          <table:table-cell office:value-type="float" office:value="0.0000000812535891362145" calcext:value-type="float">
            <text:p>8.12535891362145E-08</text:p>
          </table:table-cell>
          <table:table-cell office:value-type="float" office:value="153.3029" calcext:value-type="float">
            <text:p>153.3029</text:p>
          </table:table-cell>
          <table:table-cell table:formula="of:=[.B15]^2" office:value-type="float" office:value="23501.77914841" calcext:value-type="float">
            <text:p>23501.77914841</text:p>
          </table:table-cell>
        </table:table-row>
        <table:table-row table:style-name="ro1">
          <table:table-cell office:value-type="float" office:value="0.0000000850678748505005" calcext:value-type="float">
            <text:p>8.50678748505005E-08</text:p>
          </table:table-cell>
          <table:table-cell office:value-type="float" office:value="148.399" calcext:value-type="float">
            <text:p>148.399</text:p>
          </table:table-cell>
          <table:table-cell table:formula="of:=[.B16]^2" office:value-type="float" office:value="22022.263201" calcext:value-type="float">
            <text:p>22022.263201</text:p>
          </table:table-cell>
        </table:table-row>
        <table:table-row table:style-name="ro1">
          <table:table-cell office:value-type="float" office:value="0.0000000888821605647865" calcext:value-type="float">
            <text:p>8.88821605647865E-08</text:p>
          </table:table-cell>
          <table:table-cell office:value-type="float" office:value="143.6492" calcext:value-type="float">
            <text:p>143.6492</text:p>
          </table:table-cell>
          <table:table-cell table:formula="of:=[.B17]^2" office:value-type="float" office:value="20635.09266064" calcext:value-type="float">
            <text:p>20635.09266064</text:p>
          </table:table-cell>
        </table:table-row>
        <table:table-row table:style-name="ro1">
          <table:table-cell office:value-type="float" office:value="0.0000000926964462790725" calcext:value-type="float">
            <text:p>9.26964462790725E-08</text:p>
          </table:table-cell>
          <table:table-cell office:value-type="float" office:value="139.0534" calcext:value-type="float">
            <text:p>139.0534</text:p>
          </table:table-cell>
          <table:table-cell table:formula="of:=[.B18]^2" office:value-type="float" office:value="19335.84805156" calcext:value-type="float">
            <text:p>19335.84805156</text:p>
          </table:table-cell>
        </table:table-row>
        <table:table-row table:style-name="ro1">
          <table:table-cell office:value-type="float" office:value="0.0000000965107319933585" calcext:value-type="float">
            <text:p>9.65107319933585E-08</text:p>
          </table:table-cell>
          <table:table-cell office:value-type="float" office:value="134.6117" calcext:value-type="float">
            <text:p>134.6117</text:p>
          </table:table-cell>
          <table:table-cell table:formula="of:=[.B19]^2" office:value-type="float" office:value="18120.30977689" calcext:value-type="float">
            <text:p>18120.30977689</text:p>
          </table:table-cell>
        </table:table-row>
        <table:table-row table:style-name="ro1">
          <table:table-cell office:value-type="float" office:value="0.000000100325017707645" calcext:value-type="float">
            <text:p>1.00325017707645E-07</text:p>
          </table:table-cell>
          <table:table-cell office:value-type="float" office:value="130.324" calcext:value-type="float">
            <text:p>130.324</text:p>
          </table:table-cell>
          <table:table-cell table:formula="of:=[.B20]^2" office:value-type="float" office:value="16984.344976" calcext:value-type="float">
            <text:p>16984.344976</text:p>
          </table:table-cell>
        </table:table-row>
        <table:table-row table:style-name="ro1">
          <table:table-cell office:value-type="float" office:value="0.000000100425017707645" calcext:value-type="float">
            <text:p>1.00425017707645E-07</text:p>
          </table:table-cell>
          <table:table-cell office:value-type="float" office:value="130.2131" calcext:value-type="float">
            <text:p>130.2131</text:p>
          </table:table-cell>
          <table:table-cell table:formula="of:=[.B21]^2" office:value-type="float" office:value="16955.45141161" calcext:value-type="float">
            <text:p>16955.45141161</text:p>
          </table:table-cell>
        </table:table-row>
        <table:table-row table:style-name="ro1">
          <table:table-cell office:value-type="float" office:value="0.000000111182160564788" calcext:value-type="float">
            <text:p>1.11182160564788E-07</text:p>
          </table:table-cell>
          <table:table-cell office:value-type="float" office:value="119.0117" calcext:value-type="float">
            <text:p>119.0117</text:p>
          </table:table-cell>
          <table:table-cell table:formula="of:=[.B22]^2" office:value-type="float" office:value="14163.78473689" calcext:value-type="float">
            <text:p>14163.78473689</text:p>
          </table:table-cell>
        </table:table-row>
        <table:table-row table:style-name="ro1">
          <table:table-cell office:value-type="float" office:value="0.000000121939303421932" calcext:value-type="float">
            <text:p>1.21939303421932E-07</text:p>
          </table:table-cell>
          <table:table-cell office:value-type="float" office:value="108.6103" calcext:value-type="float">
            <text:p>108.6103</text:p>
          </table:table-cell>
          <table:table-cell table:formula="of:=[.B23]^2" office:value-type="float" office:value="11796.19726609" calcext:value-type="float">
            <text:p>11796.19726609</text:p>
          </table:table-cell>
        </table:table-row>
        <table:table-row table:style-name="ro1">
          <table:table-cell office:value-type="float" office:value="0.000000132696446279076" calcext:value-type="float">
            <text:p>1.32696446279076E-07</text:p>
          </table:table-cell>
          <table:table-cell office:value-type="float" office:value="99.00875" calcext:value-type="float">
            <text:p>99.00875</text:p>
          </table:table-cell>
          <table:table-cell table:formula="of:=[.B24]^2" office:value-type="float" office:value="9802.7325765625" calcext:value-type="float">
            <text:p>9802.7325765625</text:p>
          </table:table-cell>
        </table:table-row>
        <table:table-row table:style-name="ro1">
          <table:table-cell office:value-type="float" office:value="0.000000143453589136219" calcext:value-type="float">
            <text:p>1.43453589136219E-07</text:p>
          </table:table-cell>
          <table:table-cell office:value-type="float" office:value="90.20715" calcext:value-type="float">
            <text:p>90.20715</text:p>
          </table:table-cell>
          <table:table-cell table:formula="of:=[.B25]^2" office:value-type="float" office:value="8137.3299111225" calcext:value-type="float">
            <text:p>8137.3299111225</text:p>
          </table:table-cell>
        </table:table-row>
        <table:table-row table:style-name="ro1">
          <table:table-cell office:value-type="float" office:value="0.000000154210731993363" calcext:value-type="float">
            <text:p>1.54210731993363E-07</text:p>
          </table:table-cell>
          <table:table-cell office:value-type="float" office:value="82.2055" calcext:value-type="float">
            <text:p>82.2055</text:p>
          </table:table-cell>
          <table:table-cell table:formula="of:=[.B26]^2" office:value-type="float" office:value="6757.74423025" calcext:value-type="float">
            <text:p>6757.74423025</text:p>
          </table:table-cell>
        </table:table-row>
        <table:table-row table:style-name="ro1">
          <table:table-cell office:value-type="float" office:value="0.000000164967874850507" calcext:value-type="float">
            <text:p>1.64967874850507E-07</text:p>
          </table:table-cell>
          <table:table-cell office:value-type="float" office:value="75.00378" calcext:value-type="float">
            <text:p>75.00378</text:p>
          </table:table-cell>
          <table:table-cell table:formula="of:=[.B27]^2" office:value-type="float" office:value="5625.5670142884" calcext:value-type="float">
            <text:p>5625.5670142884</text:p>
          </table:table-cell>
        </table:table-row>
        <table:table-row table:style-name="ro1">
          <table:table-cell office:value-type="float" office:value="0.00000017572501770765" calcext:value-type="float">
            <text:p>1.7572501770765E-07</text:p>
          </table:table-cell>
          <table:table-cell office:value-type="float" office:value="68.60199" calcext:value-type="float">
            <text:p>68.60199</text:p>
          </table:table-cell>
          <table:table-cell table:formula="of:=[.B28]^2" office:value-type="float" office:value="4706.2330319601" calcext:value-type="float">
            <text:p>4706.2330319601</text:p>
          </table:table-cell>
        </table:table-row>
        <table:table-row table:style-name="ro1">
          <table:table-cell office:value-type="float" office:value="0.000000179582160564793" calcext:value-type="float">
            <text:p>1.79582160564793E-07</text:p>
          </table:table-cell>
          <table:table-cell office:value-type="float" office:value="66.39207" calcext:value-type="float">
            <text:p>66.39207</text:p>
          </table:table-cell>
          <table:table-cell table:formula="of:=[.B29]^2" office:value-type="float" office:value="4407.9069588849" calcext:value-type="float">
            <text:p>4407.9069588849</text:p>
          </table:table-cell>
        </table:table-row>
        <table:table-row table:style-name="ro1">
          <table:table-cell office:value-type="float" office:value="0.000000183439303421936" calcext:value-type="float">
            <text:p>1.83439303421936E-07</text:p>
          </table:table-cell>
          <table:table-cell office:value-type="float" office:value="64.24812" calcext:value-type="float">
            <text:p>64.24812</text:p>
          </table:table-cell>
          <table:table-cell table:formula="of:=[.B30]^2" office:value-type="float" office:value="4127.8209235344" calcext:value-type="float">
            <text:p>4127.8209235344</text:p>
          </table:table-cell>
        </table:table-row>
        <table:table-row table:style-name="ro1">
          <table:table-cell office:value-type="float" office:value="0.00000018729644627908" calcext:value-type="float">
            <text:p>1.8729644627908E-07</text:p>
          </table:table-cell>
          <table:table-cell office:value-type="float" office:value="62.17017" calcext:value-type="float">
            <text:p>62.17017</text:p>
          </table:table-cell>
          <table:table-cell table:formula="of:=[.B31]^2" office:value-type="float" office:value="3865.1300378289" calcext:value-type="float">
            <text:p>3865.1300378289</text:p>
          </table:table-cell>
        </table:table-row>
        <table:table-row table:style-name="ro1">
          <table:table-cell office:value-type="float" office:value="0.000000191153589136223" calcext:value-type="float">
            <text:p>1.91153589136223E-07</text:p>
          </table:table-cell>
          <table:table-cell office:value-type="float" office:value="60.1582" calcext:value-type="float">
            <text:p>60.1582</text:p>
          </table:table-cell>
          <table:table-cell table:formula="of:=[.B32]^2" office:value-type="float" office:value="3619.00902724" calcext:value-type="float">
            <text:p>3619.00902724</text:p>
          </table:table-cell>
        </table:table-row>
        <table:table-row table:style-name="ro1">
          <table:table-cell office:value-type="float" office:value="0.000000195010731993366" calcext:value-type="float">
            <text:p>1.95010731993366E-07</text:p>
          </table:table-cell>
          <table:table-cell office:value-type="float" office:value="58.21221" calcext:value-type="float">
            <text:p>58.21221</text:p>
          </table:table-cell>
          <table:table-cell table:formula="of:=[.B33]^2" office:value-type="float" office:value="3388.6613930841" calcext:value-type="float">
            <text:p>3388.6613930841</text:p>
          </table:table-cell>
        </table:table-row>
        <table:table-row table:style-name="ro1">
          <table:table-cell office:value-type="float" office:value="0.000000198867874850509" calcext:value-type="float">
            <text:p>1.98867874850509E-07</text:p>
          </table:table-cell>
          <table:table-cell office:value-type="float" office:value="56.3322" calcext:value-type="float">
            <text:p>56.3322</text:p>
          </table:table-cell>
          <table:table-cell table:formula="of:=[.B34]^2" office:value-type="float" office:value="3173.31675684" calcext:value-type="float">
            <text:p>3173.31675684</text:p>
          </table:table-cell>
        </table:table-row>
        <table:table-row table:style-name="ro1">
          <table:table-cell office:value-type="float" office:value="0.000000202725017707652" calcext:value-type="float">
            <text:p>2.02725017707652E-07</text:p>
          </table:table-cell>
          <table:table-cell office:value-type="float" office:value="54.51818" calcext:value-type="float">
            <text:p>54.51818</text:p>
          </table:table-cell>
          <table:table-cell table:formula="of:=[.B35]^2" office:value-type="float" office:value="2972.2319505124" calcext:value-type="float">
            <text:p>2972.2319505124</text:p>
          </table:table-cell>
        </table:table-row>
        <table:table-row table:style-name="ro1">
          <table:table-cell office:value-type="float" office:value="0.000000202825017707652" calcext:value-type="float">
            <text:p>2.02825017707652E-07</text:p>
          </table:table-cell>
          <table:table-cell office:value-type="float" office:value="54.47181" calcext:value-type="float">
            <text:p>54.47181</text:p>
          </table:table-cell>
          <table:table-cell table:formula="of:=[.B36]^2" office:value-type="float" office:value="2967.1780846761" calcext:value-type="float">
            <text:p>2967.1780846761</text:p>
          </table:table-cell>
        </table:table-row>
        <table:table-row table:style-name="ro1">
          <table:table-cell office:value-type="float" office:value="0.000000213582160564796" calcext:value-type="float">
            <text:p>2.13582160564796E-07</text:p>
          </table:table-cell>
          <table:table-cell office:value-type="float" office:value="49.78595" calcext:value-type="float">
            <text:p>49.78595</text:p>
          </table:table-cell>
          <table:table-cell table:formula="of:=[.B37]^2" office:value-type="float" office:value="2478.6408174025" calcext:value-type="float">
            <text:p>2478.6408174025</text:p>
          </table:table-cell>
        </table:table-row>
        <table:table-row table:style-name="ro1">
          <table:table-cell office:value-type="float" office:value="0.000000224339303421939" calcext:value-type="float">
            <text:p>2.24339303421939E-07</text:p>
          </table:table-cell>
          <table:table-cell office:value-type="float" office:value="45.43472" calcext:value-type="float">
            <text:p>45.43472</text:p>
          </table:table-cell>
          <table:table-cell table:formula="of:=[.B38]^2" office:value-type="float" office:value="2064.3137814784" calcext:value-type="float">
            <text:p>2064.3137814784</text:p>
          </table:table-cell>
        </table:table-row>
        <table:table-row table:style-name="ro1">
          <table:table-cell office:value-type="float" office:value="0.000000235096446279083" calcext:value-type="float">
            <text:p>2.35096446279083E-07</text:p>
          </table:table-cell>
          <table:table-cell office:value-type="float" office:value="41.41813" calcext:value-type="float">
            <text:p>41.41813</text:p>
          </table:table-cell>
          <table:table-cell table:formula="of:=[.B39]^2" office:value-type="float" office:value="1715.4614926969" calcext:value-type="float">
            <text:p>1715.4614926969</text:p>
          </table:table-cell>
        </table:table-row>
        <table:table-row table:style-name="ro1">
          <table:table-cell office:value-type="float" office:value="0.000000245853589136227" calcext:value-type="float">
            <text:p>2.45853589136227E-07</text:p>
          </table:table-cell>
          <table:table-cell office:value-type="float" office:value="37.73618" calcext:value-type="float">
            <text:p>37.73618</text:p>
          </table:table-cell>
          <table:table-cell table:formula="of:=[.B40]^2" office:value-type="float" office:value="1424.0192809924" calcext:value-type="float">
            <text:p>1424.0192809924</text:p>
          </table:table-cell>
        </table:table-row>
        <table:table-row table:style-name="ro1">
          <table:table-cell office:value-type="float" office:value="0.000000256610731993371" calcext:value-type="float">
            <text:p>2.56610731993371E-07</text:p>
          </table:table-cell>
          <table:table-cell office:value-type="float" office:value="34.38886" calcext:value-type="float">
            <text:p>34.38886</text:p>
          </table:table-cell>
          <table:table-cell table:formula="of:=[.B41]^2" office:value-type="float" office:value="1182.5936920996" calcext:value-type="float">
            <text:p>1182.5936920996</text:p>
          </table:table-cell>
        </table:table-row>
        <table:table-row table:style-name="ro1">
          <table:table-cell office:value-type="float" office:value="0.000000267367874850514" calcext:value-type="float">
            <text:p>2.67367874850514E-07</text:p>
          </table:table-cell>
          <table:table-cell office:value-type="float" office:value="31.37618" calcext:value-type="float">
            <text:p>31.37618</text:p>
          </table:table-cell>
          <table:table-cell table:formula="of:=[.B42]^2" office:value-type="float" office:value="984.4646713924" calcext:value-type="float">
            <text:p>984.4646713924</text:p>
          </table:table-cell>
        </table:table-row>
        <table:table-row table:style-name="ro1">
          <table:table-cell office:value-type="float" office:value="0.000000278125017707658" calcext:value-type="float">
            <text:p>2.78125017707658E-07</text:p>
          </table:table-cell>
          <table:table-cell office:value-type="float" office:value="28.69814" calcext:value-type="float">
            <text:p>28.69814</text:p>
          </table:table-cell>
          <table:table-cell table:formula="of:=[.B43]^2" office:value-type="float" office:value="823.5832394596" calcext:value-type="float">
            <text:p>823.5832394596</text:p>
          </table:table-cell>
        </table:table-row>
        <table:table-row table:style-name="ro1">
          <table:table-cell office:value-type="float" office:value="0.000000281982160564801" calcext:value-type="float">
            <text:p>2.81982160564801E-07</text:p>
          </table:table-cell>
          <table:table-cell office:value-type="float" office:value="27.77366" calcext:value-type="float">
            <text:p>27.77366</text:p>
          </table:table-cell>
          <table:table-cell table:formula="of:=[.B44]^2" office:value-type="float" office:value="771.3761897956" calcext:value-type="float">
            <text:p>771.3761897956</text:p>
          </table:table-cell>
        </table:table-row>
        <table:table-row table:style-name="ro1">
          <table:table-cell office:value-type="float" office:value="0.000000285839303421944" calcext:value-type="float">
            <text:p>2.85839303421944E-07</text:p>
          </table:table-cell>
          <table:table-cell office:value-type="float" office:value="26.87679" calcext:value-type="float">
            <text:p>26.87679</text:p>
          </table:table-cell>
          <table:table-cell table:formula="of:=[.B45]^2" office:value-type="float" office:value="722.3618407041" calcext:value-type="float">
            <text:p>722.3618407041</text:p>
          </table:table-cell>
        </table:table-row>
        <table:table-row table:style-name="ro1">
          <table:table-cell office:value-type="float" office:value="0.000000289696446279087" calcext:value-type="float">
            <text:p>2.89696446279087E-07</text:p>
          </table:table-cell>
          <table:table-cell office:value-type="float" office:value="26.00752" calcext:value-type="float">
            <text:p>26.00752</text:p>
          </table:table-cell>
          <table:table-cell table:formula="of:=[.B46]^2" office:value-type="float" office:value="676.3910965504" calcext:value-type="float">
            <text:p>676.3910965504</text:p>
          </table:table-cell>
        </table:table-row>
        <table:table-row table:style-name="ro1">
          <table:table-cell office:value-type="float" office:value="0.00000029355358913623" calcext:value-type="float">
            <text:p>2.9355358913623E-07</text:p>
          </table:table-cell>
          <table:table-cell office:value-type="float" office:value="25.16586" calcext:value-type="float">
            <text:p>25.16586</text:p>
          </table:table-cell>
          <table:table-cell table:formula="of:=[.B47]^2" office:value-type="float" office:value="633.3205095396" calcext:value-type="float">
            <text:p>633.3205095396</text:p>
          </table:table-cell>
        </table:table-row>
        <table:table-row table:style-name="ro1">
          <table:table-cell office:value-type="float" office:value="0.000000297410731993374" calcext:value-type="float">
            <text:p>2.97410731993374E-07</text:p>
          </table:table-cell>
          <table:table-cell office:value-type="float" office:value="24.3518" calcext:value-type="float">
            <text:p>24.3518</text:p>
          </table:table-cell>
          <table:table-cell table:formula="of:=[.B48]^2" office:value-type="float" office:value="593.01016324" calcext:value-type="float">
            <text:p>593.01016324</text:p>
          </table:table-cell>
        </table:table-row>
        <table:table-row table:style-name="ro1">
          <table:table-cell office:value-type="float" office:value="0.000000301267874850517" calcext:value-type="float">
            <text:p>3.01267874850517E-07</text:p>
          </table:table-cell>
          <table:table-cell office:value-type="float" office:value="23.56534" calcext:value-type="float">
            <text:p>23.56534</text:p>
          </table:table-cell>
          <table:table-cell table:formula="of:=[.B49]^2" office:value-type="float" office:value="555.3252493156" calcext:value-type="float">
            <text:p>555.3252493156</text:p>
          </table:table-cell>
        </table:table-row>
        <table:table-row table:style-name="ro1">
          <table:table-cell office:value-type="float" office:value="0.00000030512501770766" calcext:value-type="float">
            <text:p>3.0512501770766E-07</text:p>
          </table:table-cell>
          <table:table-cell office:value-type="float" office:value="22.80648" calcext:value-type="float">
            <text:p>22.80648</text:p>
          </table:table-cell>
          <table:table-cell table:formula="of:=[.B50]^2" office:value-type="float" office:value="520.1355299904" calcext:value-type="float">
            <text:p>520.1355299904</text:p>
          </table:table-cell>
        </table:table-row>
        <table:table-row table:style-name="ro1">
          <table:table-cell office:value-type="float" office:value="0.00000030522501770766" calcext:value-type="float">
            <text:p>3.0522501770766E-07</text:p>
          </table:table-cell>
          <table:table-cell office:value-type="float" office:value="22.78708" calcext:value-type="float">
            <text:p>22.78708</text:p>
          </table:table-cell>
          <table:table-cell table:formula="of:=[.B51]^2" office:value-type="float" office:value="519.2510149264" calcext:value-type="float">
            <text:p>519.2510149264</text:p>
          </table:table-cell>
        </table:table-row>
        <table:table-row table:style-name="ro1">
          <table:table-cell office:value-type="float" office:value="0.000000315982160564804" calcext:value-type="float">
            <text:p>3.15982160564804E-07</text:p>
          </table:table-cell>
          <table:table-cell office:value-type="float" office:value="20.82686" calcext:value-type="float">
            <text:p>20.82686</text:p>
          </table:table-cell>
          <table:table-cell table:formula="of:=[.B52]^2" office:value-type="float" office:value="433.7580974596" calcext:value-type="float">
            <text:p>433.7580974596</text:p>
          </table:table-cell>
        </table:table-row>
        <table:table-row table:style-name="ro1">
          <table:table-cell office:value-type="float" office:value="0.000000326739303421947" calcext:value-type="float">
            <text:p>3.26739303421947E-07</text:p>
          </table:table-cell>
          <table:table-cell office:value-type="float" office:value="19.00662" calcext:value-type="float">
            <text:p>19.00662</text:p>
          </table:table-cell>
          <table:table-cell table:formula="of:=[.B53]^2" office:value-type="float" office:value="361.2516038244" calcext:value-type="float">
            <text:p>361.2516038244</text:p>
          </table:table-cell>
        </table:table-row>
        <table:table-row table:style-name="ro1">
          <table:table-cell office:value-type="float" office:value="0.000000337496446279091" calcext:value-type="float">
            <text:p>3.37496446279091E-07</text:p>
          </table:table-cell>
          <table:table-cell office:value-type="float" office:value="17.32637" calcext:value-type="float">
            <text:p>17.32637</text:p>
          </table:table-cell>
          <table:table-cell table:formula="of:=[.B54]^2" office:value-type="float" office:value="300.2030973769" calcext:value-type="float">
            <text:p>300.2030973769</text:p>
          </table:table-cell>
        </table:table-row>
        <table:table-row table:style-name="ro1">
          <table:table-cell office:value-type="float" office:value="0.000000348253589136235" calcext:value-type="float">
            <text:p>3.48253589136235E-07</text:p>
          </table:table-cell>
          <table:table-cell office:value-type="float" office:value="15.7861" calcext:value-type="float">
            <text:p>15.7861</text:p>
          </table:table-cell>
          <table:table-cell table:formula="of:=[.B55]^2" office:value-type="float" office:value="249.20095321" calcext:value-type="float">
            <text:p>249.20095321</text:p>
          </table:table-cell>
        </table:table-row>
        <table:table-row table:style-name="ro1">
          <table:table-cell office:value-type="float" office:value="0.000000359010731993378" calcext:value-type="float">
            <text:p>3.59010731993378E-07</text:p>
          </table:table-cell>
          <table:table-cell office:value-type="float" office:value="14.38583" calcext:value-type="float">
            <text:p>14.38583</text:p>
          </table:table-cell>
          <table:table-cell table:formula="of:=[.B56]^2" office:value-type="float" office:value="206.9521047889" calcext:value-type="float">
            <text:p>206.9521047889</text:p>
          </table:table-cell>
        </table:table-row>
        <table:table-row table:style-name="ro1">
          <table:table-cell office:value-type="float" office:value="0.000000369767874850522" calcext:value-type="float">
            <text:p>3.69767874850522E-07</text:p>
          </table:table-cell>
          <table:table-cell office:value-type="float" office:value="13.12554" calcext:value-type="float">
            <text:p>13.12554</text:p>
          </table:table-cell>
          <table:table-cell table:formula="of:=[.B57]^2" office:value-type="float" office:value="172.2798002916" calcext:value-type="float">
            <text:p>172.2798002916</text:p>
          </table:table-cell>
        </table:table-row>
        <table:table-row table:style-name="ro1">
          <table:table-cell office:value-type="float" office:value="0.000000380525017707666" calcext:value-type="float">
            <text:p>3.80525017707666E-07</text:p>
          </table:table-cell>
          <table:table-cell office:value-type="float" office:value="12.00523" calcext:value-type="float">
            <text:p>12.00523</text:p>
          </table:table-cell>
          <table:table-cell table:formula="of:=[.B58]^2" office:value-type="float" office:value="144.1255473529" calcext:value-type="float">
            <text:p>144.1255473529</text:p>
          </table:table-cell>
        </table:table-row>
        <table:table-row table:style-name="ro1">
          <table:table-cell office:value-type="float" office:value="0.000000384382160564809" calcext:value-type="float">
            <text:p>3.84382160564809E-07</text:p>
          </table:table-cell>
          <table:table-cell office:value-type="float" office:value="11.6185" calcext:value-type="float">
            <text:p>11.6185</text:p>
          </table:table-cell>
          <table:table-cell table:formula="of:=[.B59]^2" office:value-type="float" office:value="134.98954225" calcext:value-type="float">
            <text:p>134.98954225</text:p>
          </table:table-cell>
        </table:table-row>
        <table:table-row table:style-name="ro1">
          <table:table-cell office:value-type="float" office:value="0.000000388239303421952" calcext:value-type="float">
            <text:p>3.88239303421952E-07</text:p>
          </table:table-cell>
          <table:table-cell office:value-type="float" office:value="11.24331" calcext:value-type="float">
            <text:p>11.24331</text:p>
          </table:table-cell>
          <table:table-cell table:formula="of:=[.B60]^2" office:value-type="float" office:value="126.4120197561" calcext:value-type="float">
            <text:p>126.4120197561</text:p>
          </table:table-cell>
        </table:table-row>
        <table:table-row table:style-name="ro1">
          <table:table-cell office:value-type="float" office:value="0.000000392096446279095" calcext:value-type="float">
            <text:p>3.92096446279095E-07</text:p>
          </table:table-cell>
          <table:table-cell office:value-type="float" office:value="10.87968" calcext:value-type="float">
            <text:p>10.87968</text:p>
          </table:table-cell>
          <table:table-cell table:formula="of:=[.B61]^2" office:value-type="float" office:value="118.3674369024" calcext:value-type="float">
            <text:p>118.3674369024</text:p>
          </table:table-cell>
        </table:table-row>
        <table:table-row table:style-name="ro1">
          <table:table-cell office:value-type="float" office:value="0.000000395953589136238" calcext:value-type="float">
            <text:p>3.95953589136238E-07</text:p>
          </table:table-cell>
          <table:table-cell office:value-type="float" office:value="10.52758" calcext:value-type="float">
            <text:p>10.52758</text:p>
          </table:table-cell>
          <table:table-cell table:formula="of:=[.B62]^2" office:value-type="float" office:value="110.8299406564" calcext:value-type="float">
            <text:p>110.8299406564</text:p>
          </table:table-cell>
        </table:table-row>
        <table:table-row table:style-name="ro1">
          <table:table-cell office:value-type="float" office:value="0.000000399810731993381" calcext:value-type="float">
            <text:p>3.99810731993381E-07</text:p>
          </table:table-cell>
          <table:table-cell office:value-type="float" office:value="10.18704" calcext:value-type="float">
            <text:p>10.18704</text:p>
          </table:table-cell>
          <table:table-cell table:formula="of:=[.B63]^2" office:value-type="float" office:value="103.7757839616" calcext:value-type="float">
            <text:p>103.7757839616</text:p>
          </table:table-cell>
        </table:table-row>
        <table:table-row table:style-name="ro1">
          <table:table-cell office:value-type="float" office:value="0.000000403667874850524" calcext:value-type="float">
            <text:p>4.03667874850524E-07</text:p>
          </table:table-cell>
          <table:table-cell office:value-type="float" office:value="9.858042" calcext:value-type="float">
            <text:p>9.858042</text:p>
          </table:table-cell>
          <table:table-cell table:formula="of:=[.B64]^2" office:value-type="float" office:value="97.180992073764" calcext:value-type="float">
            <text:p>97.180992073764</text:p>
          </table:table-cell>
        </table:table-row>
        <table:table-row table:style-name="ro1">
          <table:table-cell office:value-type="float" office:value="0.000000407525017707668" calcext:value-type="float">
            <text:p>4.07525017707668E-07</text:p>
          </table:table-cell>
          <table:table-cell office:value-type="float" office:value="9.540591" calcext:value-type="float">
            <text:p>9.540591</text:p>
          </table:table-cell>
          <table:table-cell table:formula="of:=[.B65]^2" office:value-type="float" office:value="91.022876629281" calcext:value-type="float">
            <text:p>91.022876629281</text:p>
          </table:table-cell>
        </table:table-row>
        <table:table-row table:style-name="ro1">
          <table:table-cell office:value-type="float" office:value="0.000000407625017707668" calcext:value-type="float">
            <text:p>4.07625017707668E-07</text:p>
          </table:table-cell>
          <table:table-cell office:value-type="float" office:value="9.532475" calcext:value-type="float">
            <text:p>9.532475</text:p>
          </table:table-cell>
          <table:table-cell table:formula="of:=[.B66]^2" office:value-type="float" office:value="90.868079625625" calcext:value-type="float">
            <text:p>90.868079625625</text:p>
          </table:table-cell>
        </table:table-row>
        <table:table-row table:style-name="ro1">
          <table:table-cell office:value-type="float" office:value="0.000000418382160564811" calcext:value-type="float">
            <text:p>4.18382160564811E-07</text:p>
          </table:table-cell>
          <table:table-cell office:value-type="float" office:value="8.712458" calcext:value-type="float">
            <text:p>8.712458</text:p>
          </table:table-cell>
          <table:table-cell table:formula="of:=[.B67]^2" office:value-type="float" office:value="75.906924401764" calcext:value-type="float">
            <text:p>75.906924401764</text:p>
          </table:table-cell>
        </table:table-row>
        <table:table-row table:style-name="ro1">
          <table:table-cell office:value-type="float" office:value="0.000000429139303421955" calcext:value-type="float">
            <text:p>4.29139303421955E-07</text:p>
          </table:table-cell>
          <table:table-cell office:value-type="float" office:value="7.951001" calcext:value-type="float">
            <text:p>7.951001</text:p>
          </table:table-cell>
          <table:table-cell table:formula="of:=[.B68]^2" office:value-type="float" office:value="63.218416902001" calcext:value-type="float">
            <text:p>63.218416902001</text:p>
          </table:table-cell>
        </table:table-row>
        <table:table-row table:style-name="ro1">
          <table:table-cell office:value-type="float" office:value="0.000000439896446279099" calcext:value-type="float">
            <text:p>4.39896446279099E-07</text:p>
          </table:table-cell>
          <table:table-cell office:value-type="float" office:value="7.248104" calcext:value-type="float">
            <text:p>7.248104</text:p>
          </table:table-cell>
          <table:table-cell table:formula="of:=[.B69]^2" office:value-type="float" office:value="52.535011594816" calcext:value-type="float">
            <text:p>52.535011594816</text:p>
          </table:table-cell>
        </table:table-row>
        <table:table-row table:style-name="ro1">
          <table:table-cell office:value-type="float" office:value="0.000000450653589136242" calcext:value-type="float">
            <text:p>4.50653589136242E-07</text:p>
          </table:table-cell>
          <table:table-cell office:value-type="float" office:value="6.603769" calcext:value-type="float">
            <text:p>6.603769</text:p>
          </table:table-cell>
          <table:table-cell table:formula="of:=[.B70]^2" office:value-type="float" office:value="43.609765005361" calcext:value-type="float">
            <text:p>43.609765005361</text:p>
          </table:table-cell>
        </table:table-row>
        <table:table-row table:style-name="ro1">
          <table:table-cell office:value-type="float" office:value="0.000000461410731993386" calcext:value-type="float">
            <text:p>4.61410731993386E-07</text:p>
          </table:table-cell>
          <table:table-cell office:value-type="float" office:value="6.017994" calcext:value-type="float">
            <text:p>6.017994</text:p>
          </table:table-cell>
          <table:table-cell table:formula="of:=[.B71]^2" office:value-type="float" office:value="36.216251784036" calcext:value-type="float">
            <text:p>36.216251784036</text:p>
          </table:table-cell>
        </table:table-row>
        <table:table-row table:style-name="ro1">
          <table:table-cell office:value-type="float" office:value="0.00000047216787485053" calcext:value-type="float">
            <text:p>4.7216787485053E-07</text:p>
          </table:table-cell>
          <table:table-cell office:value-type="float" office:value="5.490779" calcext:value-type="float">
            <text:p>5.490779</text:p>
          </table:table-cell>
          <table:table-cell table:formula="of:=[.B72]^2" office:value-type="float" office:value="30.148654026841" calcext:value-type="float">
            <text:p>30.148654026841</text:p>
          </table:table-cell>
        </table:table-row>
        <table:table-row table:style-name="ro1">
          <table:table-cell office:value-type="float" office:value="0.000000482925017707673" calcext:value-type="float">
            <text:p>4.82925017707673E-07</text:p>
          </table:table-cell>
          <table:table-cell office:value-type="float" office:value="5.022126" calcext:value-type="float">
            <text:p>5.022126</text:p>
          </table:table-cell>
          <table:table-cell table:formula="of:=[.B73]^2" office:value-type="float" office:value="25.221749559876" calcext:value-type="float">
            <text:p>25.221749559876</text:p>
          </table:table-cell>
        </table:table-row>
        <table:table-row table:style-name="ro1">
          <table:table-cell office:value-type="float" office:value="0.000000486782160564816" calcext:value-type="float">
            <text:p>4.86782160564816E-07</text:p>
          </table:table-cell>
          <table:table-cell office:value-type="float" office:value="4.860344" calcext:value-type="float">
            <text:p>4.860344</text:p>
          </table:table-cell>
          <table:table-cell table:formula="of:=[.B74]^2" office:value-type="float" office:value="23.622943798336" calcext:value-type="float">
            <text:p>23.622943798336</text:p>
          </table:table-cell>
        </table:table-row>
        <table:table-row table:style-name="ro1">
          <table:table-cell office:value-type="float" office:value="0.00000049063930342196" calcext:value-type="float">
            <text:p>4.9063930342196E-07</text:p>
          </table:table-cell>
          <table:table-cell office:value-type="float" office:value="4.703394" calcext:value-type="float">
            <text:p>4.703394</text:p>
          </table:table-cell>
          <table:table-cell table:formula="of:=[.B75]^2" office:value-type="float" office:value="22.121915119236" calcext:value-type="float">
            <text:p>22.121915119236</text:p>
          </table:table-cell>
        </table:table-row>
        <table:table-row table:style-name="ro1">
          <table:table-cell office:value-type="float" office:value="0.000000494496446279103" calcext:value-type="float">
            <text:p>4.94496446279103E-07</text:p>
          </table:table-cell>
          <table:table-cell office:value-type="float" office:value="4.551273" calcext:value-type="float">
            <text:p>4.551273</text:p>
          </table:table-cell>
          <table:table-cell table:formula="of:=[.B76]^2" office:value-type="float" office:value="20.714085920529" calcext:value-type="float">
            <text:p>20.714085920529</text:p>
          </table:table-cell>
        </table:table-row>
        <table:table-row table:style-name="ro1">
          <table:table-cell office:value-type="float" office:value="0.000000498353589136246" calcext:value-type="float">
            <text:p>4.98353589136246E-07</text:p>
          </table:table-cell>
          <table:table-cell office:value-type="float" office:value="4.403983" calcext:value-type="float">
            <text:p>4.403983</text:p>
          </table:table-cell>
          <table:table-cell table:formula="of:=[.B77]^2" office:value-type="float" office:value="19.395066264289" calcext:value-type="float">
            <text:p>19.395066264289</text:p>
          </table:table-cell>
        </table:table-row>
        <table:table-row table:style-name="ro1">
          <table:table-cell office:value-type="float" office:value="0.000000502210731993389" calcext:value-type="float">
            <text:p>5.02210731993389E-07</text:p>
          </table:table-cell>
          <table:table-cell office:value-type="float" office:value="4.261524" calcext:value-type="float">
            <text:p>4.261524</text:p>
          </table:table-cell>
          <table:table-cell table:formula="of:=[.B78]^2" office:value-type="float" office:value="18.160586802576" calcext:value-type="float">
            <text:p>18.160586802576</text:p>
          </table:table-cell>
        </table:table-row>
        <table:table-row table:style-name="ro1">
          <table:table-cell office:value-type="float" office:value="0.000000506067874850532" calcext:value-type="float">
            <text:p>5.06067874850532E-07</text:p>
          </table:table-cell>
          <table:table-cell office:value-type="float" office:value="4.123895" calcext:value-type="float">
            <text:p>4.123895</text:p>
          </table:table-cell>
          <table:table-cell table:formula="of:=[.B79]^2" office:value-type="float" office:value="17.006509971025" calcext:value-type="float">
            <text:p>17.006509971025</text:p>
          </table:table-cell>
        </table:table-row>
        <table:table-row table:style-name="ro1">
          <table:table-cell office:value-type="float" office:value="0.000000509925017707675" calcext:value-type="float">
            <text:p>5.09925017707675E-07</text:p>
          </table:table-cell>
          <table:table-cell office:value-type="float" office:value="3.991097" calcext:value-type="float">
            <text:p>3.991097</text:p>
          </table:table-cell>
          <table:table-cell table:formula="of:=[.B80]^2" office:value-type="float" office:value="15.928855263409" calcext:value-type="float">
            <text:p>15.928855263409</text:p>
          </table:table-cell>
        </table:table-row>
        <table:table-row table:style-name="ro1">
          <table:table-cell office:value-type="float" office:value="0.000000510025017707675" calcext:value-type="float">
            <text:p>5.10025017707675E-07</text:p>
          </table:table-cell>
          <table:table-cell office:value-type="float" office:value="3.987701" calcext:value-type="float">
            <text:p>3.987701</text:p>
          </table:table-cell>
          <table:table-cell table:formula="of:=[.B81]^2" office:value-type="float" office:value="15.901759265401" calcext:value-type="float">
            <text:p>15.901759265401</text:p>
          </table:table-cell>
        </table:table-row>
        <table:table-row table:style-name="ro1">
          <table:table-cell office:value-type="float" office:value="0.000000520782160564819" calcext:value-type="float">
            <text:p>5.20782160564819E-07</text:p>
          </table:table-cell>
          <table:table-cell office:value-type="float" office:value="3.644665" calcext:value-type="float">
            <text:p>3.644665</text:p>
          </table:table-cell>
          <table:table-cell table:formula="of:=[.B82]^2" office:value-type="float" office:value="13.283582962225" calcext:value-type="float">
            <text:p>13.283582962225</text:p>
          </table:table-cell>
        </table:table-row>
        <table:table-row table:style-name="ro1">
          <table:table-cell office:value-type="float" office:value="0.000000531539303421963" calcext:value-type="float">
            <text:p>5.31539303421963E-07</text:p>
          </table:table-cell>
          <table:table-cell office:value-type="float" office:value="3.326126" calcext:value-type="float">
            <text:p>3.326126</text:p>
          </table:table-cell>
          <table:table-cell table:formula="of:=[.B83]^2" office:value-type="float" office:value="11.063114167876" calcext:value-type="float">
            <text:p>11.063114167876</text:p>
          </table:table-cell>
        </table:table-row>
        <table:table-row table:style-name="ro1">
          <table:table-cell office:value-type="float" office:value="0.000000542296446279106" calcext:value-type="float">
            <text:p>5.42296446279106E-07</text:p>
          </table:table-cell>
          <table:table-cell office:value-type="float" office:value="3.032085" calcext:value-type="float">
            <text:p>3.032085</text:p>
          </table:table-cell>
          <table:table-cell table:formula="of:=[.B84]^2" office:value-type="float" office:value="9.193539447225" calcext:value-type="float">
            <text:p>9.193539447225</text:p>
          </table:table-cell>
        </table:table-row>
        <table:table-row table:style-name="ro1">
          <table:table-cell office:value-type="float" office:value="0.00000055305358913625" calcext:value-type="float">
            <text:p>5.5305358913625E-07</text:p>
          </table:table-cell>
          <table:table-cell office:value-type="float" office:value="2.762541" calcext:value-type="float">
            <text:p>2.762541</text:p>
          </table:table-cell>
          <table:table-cell table:formula="of:=[.B85]^2" office:value-type="float" office:value="7.631632776681" calcext:value-type="float">
            <text:p>7.631632776681</text:p>
          </table:table-cell>
        </table:table-row>
        <table:table-row table:style-name="ro1">
          <table:table-cell office:value-type="float" office:value="0.000000563810731993394" calcext:value-type="float">
            <text:p>5.63810731993394E-07</text:p>
          </table:table-cell>
          <table:table-cell office:value-type="float" office:value="2.517495" calcext:value-type="float">
            <text:p>2.517495</text:p>
          </table:table-cell>
          <table:table-cell table:formula="of:=[.B86]^2" office:value-type="float" office:value="6.337781075025" calcext:value-type="float">
            <text:p>6.337781075025</text:p>
          </table:table-cell>
        </table:table-row>
        <table:table-row table:style-name="ro1">
          <table:table-cell office:value-type="float" office:value="0.000000574567874850537" calcext:value-type="float">
            <text:p>5.74567874850537E-07</text:p>
          </table:table-cell>
          <table:table-cell office:value-type="float" office:value="2.296947" calcext:value-type="float">
            <text:p>2.296947</text:p>
          </table:table-cell>
          <table:table-cell table:formula="of:=[.B87]^2" office:value-type="float" office:value="5.275965520809" calcext:value-type="float">
            <text:p>5.275965520809</text:p>
          </table:table-cell>
        </table:table-row>
        <table:table-row table:style-name="ro1">
          <table:table-cell office:value-type="float" office:value="0.000000585325017707681" calcext:value-type="float">
            <text:p>5.85325017707681E-07</text:p>
          </table:table-cell>
          <table:table-cell office:value-type="float" office:value="2.100896" calcext:value-type="float">
            <text:p>2.100896</text:p>
          </table:table-cell>
          <table:table-cell table:formula="of:=[.B88]^2" office:value-type="float" office:value="4.413764002816" calcext:value-type="float">
            <text:p>4.413764002816</text:p>
          </table:table-cell>
        </table:table-row>
        <table:table-row table:style-name="ro1">
          <table:table-cell office:value-type="float" office:value="0.000000589182160564824" calcext:value-type="float">
            <text:p>5.89182160564824E-07</text:p>
          </table:table-cell>
          <table:table-cell office:value-type="float" office:value="2.033218" calcext:value-type="float">
            <text:p>2.033218</text:p>
          </table:table-cell>
          <table:table-cell table:formula="of:=[.B89]^2" office:value-type="float" office:value="4.133975435524" calcext:value-type="float">
            <text:p>4.133975435524</text:p>
          </table:table-cell>
        </table:table-row>
        <table:table-row table:style-name="ro1">
          <table:table-cell office:value-type="float" office:value="0.000000593039303421967" calcext:value-type="float">
            <text:p>5.93039303421967E-07</text:p>
          </table:table-cell>
          <table:table-cell office:value-type="float" office:value="1.967561" calcext:value-type="float">
            <text:p>1.967561</text:p>
          </table:table-cell>
          <table:table-cell table:formula="of:=[.B90]^2" office:value-type="float" office:value="3.871296288721" calcext:value-type="float">
            <text:p>3.871296288721</text:p>
          </table:table-cell>
        </table:table-row>
        <table:table-row table:style-name="ro1">
          <table:table-cell office:value-type="float" office:value="0.00000059689644627911" calcext:value-type="float">
            <text:p>5.9689644627911E-07</text:p>
          </table:table-cell>
          <table:table-cell office:value-type="float" office:value="1.903925" calcext:value-type="float">
            <text:p>1.903925</text:p>
          </table:table-cell>
          <table:table-cell table:formula="of:=[.B91]^2" office:value-type="float" office:value="3.624930405625" calcext:value-type="float">
            <text:p>3.624930405625</text:p>
          </table:table-cell>
        </table:table-row>
        <table:table-row table:style-name="ro1">
          <table:table-cell office:value-type="float" office:value="0.000000600753589136254" calcext:value-type="float">
            <text:p>6.00753589136254E-07</text:p>
          </table:table-cell>
          <table:table-cell office:value-type="float" office:value="1.84231" calcext:value-type="float">
            <text:p>1.84231</text:p>
          </table:table-cell>
          <table:table-cell table:formula="of:=[.B92]^2" office:value-type="float" office:value="3.3941061361" calcext:value-type="float">
            <text:p>3.3941061361</text:p>
          </table:table-cell>
        </table:table-row>
        <table:table-row table:style-name="ro1">
          <table:table-cell office:value-type="float" office:value="0.000000604610731993397" calcext:value-type="float">
            <text:p>6.04610731993397E-07</text:p>
          </table:table-cell>
          <table:table-cell office:value-type="float" office:value="1.782715" calcext:value-type="float">
            <text:p>1.782715</text:p>
          </table:table-cell>
          <table:table-cell table:formula="of:=[.B93]^2" office:value-type="float" office:value="3.178072771225" calcext:value-type="float">
            <text:p>3.178072771225</text:p>
          </table:table-cell>
        </table:table-row>
        <table:table-row table:style-name="ro1">
          <table:table-cell office:value-type="float" office:value="0.00000060846787485054" calcext:value-type="float">
            <text:p>6.0846787485054E-07</text:p>
          </table:table-cell>
          <table:table-cell office:value-type="float" office:value="1.725141" calcext:value-type="float">
            <text:p>1.725141</text:p>
          </table:table-cell>
          <table:table-cell table:formula="of:=[.B94]^2" office:value-type="float" office:value="2.976111469881" calcext:value-type="float">
            <text:p>2.976111469881</text:p>
          </table:table-cell>
        </table:table-row>
        <table:table-row table:style-name="ro1">
          <table:table-cell office:value-type="float" office:value="0.000000612325017707683" calcext:value-type="float">
            <text:p>6.12325017707683E-07</text:p>
          </table:table-cell>
          <table:table-cell office:value-type="float" office:value="1.669588" calcext:value-type="float">
            <text:p>1.669588</text:p>
          </table:table-cell>
          <table:table-cell table:formula="of:=[.B95]^2" office:value-type="float" office:value="2.787524089744" calcext:value-type="float">
            <text:p>2.787524089744</text:p>
          </table:table-cell>
        </table:table-row>
        <table:table-row table:style-name="ro1">
          <table:table-cell office:value-type="float" office:value="0.000000612425017707683" calcext:value-type="float">
            <text:p>6.12425017707683E-07</text:p>
          </table:table-cell>
          <table:table-cell office:value-type="float" office:value="1.668167" calcext:value-type="float">
            <text:p>1.668167</text:p>
          </table:table-cell>
          <table:table-cell table:formula="of:=[.B96]^2" office:value-type="float" office:value="2.782781139889" calcext:value-type="float">
            <text:p>2.782781139889</text:p>
          </table:table-cell>
        </table:table-row>
        <table:table-row table:style-name="ro1">
          <table:table-cell office:value-type="float" office:value="0.000000623182160564827" calcext:value-type="float">
            <text:p>6.23182160564827E-07</text:p>
          </table:table-cell>
          <table:table-cell office:value-type="float" office:value="1.524666" calcext:value-type="float">
            <text:p>1.524666</text:p>
          </table:table-cell>
          <table:table-cell table:formula="of:=[.B97]^2" office:value-type="float" office:value="2.324606411556" calcext:value-type="float">
            <text:p>2.324606411556</text:p>
          </table:table-cell>
        </table:table-row>
        <table:table-row table:style-name="ro1">
          <table:table-cell office:value-type="float" office:value="0.00000063393930342197" calcext:value-type="float">
            <text:p>6.3393930342197E-07</text:p>
          </table:table-cell>
          <table:table-cell office:value-type="float" office:value="1.391412" calcext:value-type="float">
            <text:p>1.391412</text:p>
          </table:table-cell>
          <table:table-cell table:formula="of:=[.B98]^2" office:value-type="float" office:value="1.936027353744" calcext:value-type="float">
            <text:p>1.936027353744</text:p>
          </table:table-cell>
        </table:table-row>
        <table:table-row table:style-name="ro1">
          <table:table-cell office:value-type="float" office:value="0.000000644696446279114" calcext:value-type="float">
            <text:p>6.44696446279114E-07</text:p>
          </table:table-cell>
          <table:table-cell office:value-type="float" office:value="1.268406" calcext:value-type="float">
            <text:p>1.268406</text:p>
          </table:table-cell>
          <table:table-cell table:formula="of:=[.B99]^2" office:value-type="float" office:value="1.608853780836" calcext:value-type="float">
            <text:p>1.608853780836</text:p>
          </table:table-cell>
        </table:table-row>
        <table:table-row table:style-name="ro1">
          <table:table-cell office:value-type="float" office:value="0.000000655453589136258" calcext:value-type="float">
            <text:p>6.55453589136258E-07</text:p>
          </table:table-cell>
          <table:table-cell office:value-type="float" office:value="1.155649" calcext:value-type="float">
            <text:p>1.155649</text:p>
          </table:table-cell>
          <table:table-cell table:formula="of:=[.B100]^2" office:value-type="float" office:value="1.335524611201" calcext:value-type="float">
            <text:p>1.335524611201</text:p>
          </table:table-cell>
        </table:table-row>
        <table:table-row table:style-name="ro1">
          <table:table-cell office:value-type="float" office:value="0.000000666210731993401" calcext:value-type="float">
            <text:p>6.66210731993401E-07</text:p>
          </table:table-cell>
          <table:table-cell office:value-type="float" office:value="1.053139" calcext:value-type="float">
            <text:p>1.053139</text:p>
          </table:table-cell>
          <table:table-cell table:formula="of:=[.B101]^2" office:value-type="float" office:value="1.109101753321" calcext:value-type="float">
            <text:p>1.109101753321</text:p>
          </table:table-cell>
        </table:table-row>
        <table:table-row table:style-name="ro1">
          <table:table-cell office:value-type="float" office:value="0.000000676967874850545" calcext:value-type="float">
            <text:p>6.76967874850545E-07</text:p>
          </table:table-cell>
          <table:table-cell office:value-type="float" office:value="0.9608773" calcext:value-type="float">
            <text:p>0.9608773</text:p>
          </table:table-cell>
          <table:table-cell table:formula="of:=[.B102]^2" office:value-type="float" office:value="0.92328518565529" calcext:value-type="float">
            <text:p>0.92328518565529</text:p>
          </table:table-cell>
        </table:table-row>
        <table:table-row table:style-name="ro1">
          <table:table-cell office:value-type="float" office:value="0.000000687725017707689" calcext:value-type="float">
            <text:p>6.87725017707689E-07</text:p>
          </table:table-cell>
          <table:table-cell office:value-type="float" office:value="0.8788636" calcext:value-type="float">
            <text:p>0.8788636</text:p>
          </table:table-cell>
          <table:table-cell table:formula="of:=[.B103]^2" office:value-type="float" office:value="0.77240122740496" calcext:value-type="float">
            <text:p>0.77240122740496</text:p>
          </table:table-cell>
        </table:table-row>
        <table:table-row table:style-name="ro1">
          <table:table-cell office:value-type="float" office:value="0.000000691582160564832" calcext:value-type="float">
            <text:p>6.91582160564832E-07</text:p>
          </table:table-cell>
          <table:table-cell office:value-type="float" office:value="0.8505522" calcext:value-type="float">
            <text:p>0.8505522</text:p>
          </table:table-cell>
          <table:table-cell table:formula="of:=[.B104]^2" office:value-type="float" office:value="0.72343904492484" calcext:value-type="float">
            <text:p>0.72343904492484</text:p>
          </table:table-cell>
        </table:table-row>
        <table:table-row table:style-name="ro1">
          <table:table-cell office:value-type="float" office:value="0.000000695439303421975" calcext:value-type="float">
            <text:p>6.95439303421975E-07</text:p>
          </table:table-cell>
          <table:table-cell office:value-type="float" office:value="0.823086" calcext:value-type="float">
            <text:p>0.823086</text:p>
          </table:table-cell>
          <table:table-cell table:formula="of:=[.B105]^2" office:value-type="float" office:value="0.677470563396" calcext:value-type="float">
            <text:p>0.677470563396</text:p>
          </table:table-cell>
        </table:table-row>
        <table:table-row table:style-name="ro1">
          <table:table-cell office:value-type="float" office:value="0.000000699296446279118" calcext:value-type="float">
            <text:p>6.99296446279118E-07</text:p>
          </table:table-cell>
          <table:table-cell office:value-type="float" office:value="0.7964652" calcext:value-type="float">
            <text:p>0.7964652</text:p>
          </table:table-cell>
          <table:table-cell table:formula="of:=[.B106]^2" office:value-type="float" office:value="0.63435681481104" calcext:value-type="float">
            <text:p>0.63435681481104</text:p>
          </table:table-cell>
        </table:table-row>
        <table:table-row table:style-name="ro1">
          <table:table-cell office:value-type="float" office:value="0.000000703153589136261" calcext:value-type="float">
            <text:p>7.03153589136261E-07</text:p>
          </table:table-cell>
          <table:table-cell office:value-type="float" office:value="0.7706897" calcext:value-type="float">
            <text:p>0.7706897</text:p>
          </table:table-cell>
          <table:table-cell table:formula="of:=[.B107]^2" office:value-type="float" office:value="0.59396261368609" calcext:value-type="float">
            <text:p>0.59396261368609</text:p>
          </table:table-cell>
        </table:table-row>
        <table:table-row table:style-name="ro1">
          <table:table-cell office:value-type="float" office:value="0.000000707010731993405" calcext:value-type="float">
            <text:p>7.07010731993405E-07</text:p>
          </table:table-cell>
          <table:table-cell office:value-type="float" office:value="0.7457596" calcext:value-type="float">
            <text:p>0.7457596</text:p>
          </table:table-cell>
          <table:table-cell table:formula="of:=[.B108]^2" office:value-type="float" office:value="0.55615738099216" calcext:value-type="float">
            <text:p>0.55615738099216</text:p>
          </table:table-cell>
        </table:table-row>
        <table:table-row table:style-name="ro1">
          <table:table-cell office:value-type="float" office:value="0.000000710867874850548" calcext:value-type="float">
            <text:p>7.10867874850548E-07</text:p>
          </table:table-cell>
          <table:table-cell office:value-type="float" office:value="0.7216748" calcext:value-type="float">
            <text:p>0.7216748</text:p>
          </table:table-cell>
          <table:table-cell table:formula="of:=[.B109]^2" office:value-type="float" office:value="0.52081451695504" calcext:value-type="float">
            <text:p>0.52081451695504</text:p>
          </table:table-cell>
        </table:table-row>
        <table:table-row table:style-name="ro1">
          <table:table-cell office:value-type="float" office:value="0.000000714725017707691" calcext:value-type="float">
            <text:p>7.14725017707691E-07</text:p>
          </table:table-cell>
          <table:table-cell office:value-type="float" office:value="0.6984352" calcext:value-type="float">
            <text:p>0.6984352</text:p>
          </table:table-cell>
          <table:table-cell table:formula="of:=[.B110]^2" office:value-type="float" office:value="0.48781172859904" calcext:value-type="float">
            <text:p>0.48781172859904</text:p>
          </table:table-cell>
        </table:table-row>
        <table:table-row table:style-name="ro1">
          <table:table-cell office:value-type="float" office:value="0.000000714825017707691" calcext:value-type="float">
            <text:p>7.14825017707691E-07</text:p>
          </table:table-cell>
          <table:table-cell office:value-type="float" office:value="0.6978411" calcext:value-type="float">
            <text:p>0.6978411</text:p>
          </table:table-cell>
          <table:table-cell table:formula="of:=[.B111]^2" office:value-type="float" office:value="0.48698220084921" calcext:value-type="float">
            <text:p>0.48698220084921</text:p>
          </table:table-cell>
        </table:table-row>
        <table:table-row table:style-name="ro1">
          <table:table-cell office:value-type="float" office:value="0.000000725582160564834" calcext:value-type="float">
            <text:p>7.25582160564834E-07</text:p>
          </table:table-cell>
          <table:table-cell office:value-type="float" office:value="0.6378103" calcext:value-type="float">
            <text:p>0.6378103</text:p>
          </table:table-cell>
          <table:table-cell table:formula="of:=[.B112]^2" office:value-type="float" office:value="0.40680197878609" calcext:value-type="float">
            <text:p>0.40680197878609</text:p>
          </table:table-cell>
        </table:table-row>
        <table:table-row table:style-name="ro1">
          <table:table-cell office:value-type="float" office:value="0.000000736339303421978" calcext:value-type="float">
            <text:p>7.36339303421978E-07</text:p>
          </table:table-cell>
          <table:table-cell office:value-type="float" office:value="0.5820666" calcext:value-type="float">
            <text:p>0.5820666</text:p>
          </table:table-cell>
          <table:table-cell table:formula="of:=[.B113]^2" office:value-type="float" office:value="0.33880152683556" calcext:value-type="float">
            <text:p>0.33880152683556</text:p>
          </table:table-cell>
        </table:table-row>
        <table:table-row table:style-name="ro1">
          <table:table-cell office:value-type="float" office:value="0.000000747096446279122" calcext:value-type="float">
            <text:p>7.47096446279122E-07</text:p>
          </table:table-cell>
          <table:table-cell office:value-type="float" office:value="0.5306099" calcext:value-type="float">
            <text:p>0.5306099</text:p>
          </table:table-cell>
          <table:table-cell table:formula="of:=[.B114]^2" office:value-type="float" office:value="0.28154686597801" calcext:value-type="float">
            <text:p>0.28154686597801</text:p>
          </table:table-cell>
        </table:table-row>
        <table:table-row table:style-name="ro1">
          <table:table-cell office:value-type="float" office:value="0.000000757853589136265" calcext:value-type="float">
            <text:p>7.57853589136265E-07</text:p>
          </table:table-cell>
          <table:table-cell office:value-type="float" office:value="0.4834402" calcext:value-type="float">
            <text:p>0.4834402</text:p>
          </table:table-cell>
          <table:table-cell table:formula="of:=[.B115]^2" office:value-type="float" office:value="0.23371442697604" calcext:value-type="float">
            <text:p>0.23371442697604</text:p>
          </table:table-cell>
        </table:table-row>
        <table:table-row table:style-name="ro1">
          <table:table-cell office:value-type="float" office:value="0.000000768610731993409" calcext:value-type="float">
            <text:p>7.68610731993409E-07</text:p>
          </table:table-cell>
          <table:table-cell office:value-type="float" office:value="0.4405575" calcext:value-type="float">
            <text:p>0.4405575</text:p>
          </table:table-cell>
          <table:table-cell table:formula="of:=[.B116]^2" office:value-type="float" office:value="0.19409091080625" calcext:value-type="float">
            <text:p>0.19409091080625</text:p>
          </table:table-cell>
        </table:table-row>
        <table:table-row table:style-name="ro1">
          <table:table-cell office:value-type="float" office:value="0.000000779367874850553" calcext:value-type="float">
            <text:p>7.79367874850553E-07</text:p>
          </table:table-cell>
          <table:table-cell office:value-type="float" office:value="0.4019619" calcext:value-type="float">
            <text:p>0.4019619</text:p>
          </table:table-cell>
          <table:table-cell table:formula="of:=[.B117]^2" office:value-type="float" office:value="0.16157336905161" calcext:value-type="float">
            <text:p>0.16157336905161</text:p>
          </table:table-cell>
        </table:table-row>
        <table:table-row table:style-name="ro1">
          <table:table-cell office:value-type="float" office:value="0.000000790125017707696" calcext:value-type="float">
            <text:p>7.90125017707696E-07</text:p>
          </table:table-cell>
          <table:table-cell office:value-type="float" office:value="0.3676533" calcext:value-type="float">
            <text:p>0.3676533</text:p>
          </table:table-cell>
          <table:table-cell table:formula="of:=[.B118]^2" office:value-type="float" office:value="0.13516894900089" calcext:value-type="float">
            <text:p>0.13516894900089</text:p>
          </table:table-cell>
        </table:table-row>
        <table:table-row table:style-name="ro1">
          <table:table-cell office:value-type="float" office:value="0.00000079398216056484" calcext:value-type="float">
            <text:p>7.9398216056484E-07</text:p>
          </table:table-cell>
          <table:table-cell office:value-type="float" office:value="0.3558098" calcext:value-type="float">
            <text:p>0.3558098</text:p>
          </table:table-cell>
          <table:table-cell table:formula="of:=[.B119]^2" office:value-type="float" office:value="0.12660061377604" calcext:value-type="float">
            <text:p>0.12660061377604</text:p>
          </table:table-cell>
        </table:table-row>
        <table:table-row table:style-name="ro1">
          <table:table-cell office:value-type="float" office:value="0.000000797839303421983" calcext:value-type="float">
            <text:p>7.97839303421983E-07</text:p>
          </table:table-cell>
          <table:table-cell office:value-type="float" office:value="0.3443199" calcext:value-type="float">
            <text:p>0.3443199</text:p>
          </table:table-cell>
          <table:table-cell table:formula="of:=[.B120]^2" office:value-type="float" office:value="0.11855619353601" calcext:value-type="float">
            <text:p>0.11855619353601</text:p>
          </table:table-cell>
        </table:table-row>
        <table:table-row table:style-name="ro1">
          <table:table-cell office:value-type="float" office:value="0.000000801696446279126" calcext:value-type="float">
            <text:p>8.01696446279126E-07</text:p>
          </table:table-cell>
          <table:table-cell office:value-type="float" office:value="0.3331837" calcext:value-type="float">
            <text:p>0.3331837</text:p>
          </table:table-cell>
          <table:table-cell table:formula="of:=[.B121]^2" office:value-type="float" office:value="0.11101137794569" calcext:value-type="float">
            <text:p>0.11101137794569</text:p>
          </table:table-cell>
        </table:table-row>
        <table:table-row table:style-name="ro1">
          <table:table-cell office:value-type="float" office:value="0.000000805553589136269" calcext:value-type="float">
            <text:p>8.05553589136269E-07</text:p>
          </table:table-cell>
          <table:table-cell office:value-type="float" office:value="0.3224011" calcext:value-type="float">
            <text:p>0.3224011</text:p>
          </table:table-cell>
          <table:table-cell table:formula="of:=[.B122]^2" office:value-type="float" office:value="0.10394246928121" calcext:value-type="float">
            <text:p>0.10394246928121</text:p>
          </table:table-cell>
        </table:table-row>
        <table:table-row table:style-name="ro1">
          <table:table-cell office:value-type="float" office:value="0.000000809410731993412" calcext:value-type="float">
            <text:p>8.09410731993412E-07</text:p>
          </table:table-cell>
          <table:table-cell office:value-type="float" office:value="0.3119721" calcext:value-type="float">
            <text:p>0.3119721</text:p>
          </table:table-cell>
          <table:table-cell table:formula="of:=[.B123]^2" office:value-type="float" office:value="0.09732659117841" calcext:value-type="float">
            <text:p>0.09732659117841</text:p>
          </table:table-cell>
        </table:table-row>
        <table:table-row table:style-name="ro1">
          <table:table-cell office:value-type="float" office:value="0.000000813267874850555" calcext:value-type="float">
            <text:p>8.13267874850555E-07</text:p>
          </table:table-cell>
          <table:table-cell office:value-type="float" office:value="0.3018968" calcext:value-type="float">
            <text:p>0.3018968</text:p>
          </table:table-cell>
          <table:table-cell table:formula="of:=[.B124]^2" office:value-type="float" office:value="0.09114167785024" calcext:value-type="float">
            <text:p>0.09114167785024</text:p>
          </table:table-cell>
        </table:table-row>
        <table:table-row table:style-name="ro1">
          <table:table-cell office:value-type="float" office:value="0.000000817125017707699" calcext:value-type="float">
            <text:p>8.17125017707699E-07</text:p>
          </table:table-cell>
          <table:table-cell office:value-type="float" office:value="0.2921751" calcext:value-type="float">
            <text:p>0.2921751</text:p>
          </table:table-cell>
          <table:table-cell table:formula="of:=[.B125]^2" office:value-type="float" office:value="0.08536628906001" calcext:value-type="float">
            <text:p>0.08536628906001</text:p>
          </table:table-cell>
        </table:table-row>
        <table:table-row table:style-name="ro1">
          <table:table-cell office:value-type="float" office:value="0.000000817225017707698" calcext:value-type="float">
            <text:p>8.17225017707698E-07</text:p>
          </table:table-cell>
          <table:table-cell office:value-type="float" office:value="0.2919265" calcext:value-type="float">
            <text:p>0.2919265</text:p>
          </table:table-cell>
          <table:table-cell table:formula="of:=[.B126]^2" office:value-type="float" office:value="0.08522108140225" calcext:value-type="float">
            <text:p>0.08522108140225</text:p>
          </table:table-cell>
        </table:table-row>
        <table:table-row table:style-name="ro1">
          <table:table-cell office:value-type="float" office:value="0.000000827982160564842" calcext:value-type="float">
            <text:p>8.27982160564842E-07</text:p>
          </table:table-cell>
          <table:table-cell office:value-type="float" office:value="0.2668139" calcext:value-type="float">
            <text:p>0.2668139</text:p>
          </table:table-cell>
          <table:table-cell table:formula="of:=[.B127]^2" office:value-type="float" office:value="0.07118965723321" calcext:value-type="float">
            <text:p>0.07118965723321</text:p>
          </table:table-cell>
        </table:table-row>
        <table:table-row table:style-name="ro1">
          <table:table-cell office:value-type="float" office:value="0.000000838739303421986" calcext:value-type="float">
            <text:p>8.38739303421986E-07</text:p>
          </table:table-cell>
          <table:table-cell office:value-type="float" office:value="0.2434948" calcext:value-type="float">
            <text:p>0.2434948</text:p>
          </table:table-cell>
          <table:table-cell table:formula="of:=[.B128]^2" office:value-type="float" office:value="0.05928971762704" calcext:value-type="float">
            <text:p>0.05928971762704</text:p>
          </table:table-cell>
        </table:table-row>
        <table:table-row table:style-name="ro1">
          <table:table-cell office:value-type="float" office:value="0.000000849496446279129" calcext:value-type="float">
            <text:p>8.49496446279129E-07</text:p>
          </table:table-cell>
          <table:table-cell office:value-type="float" office:value="0.221969" calcext:value-type="float">
            <text:p>0.221969</text:p>
          </table:table-cell>
          <table:table-cell table:formula="of:=[.B129]^2" office:value-type="float" office:value="0.049270236961" calcext:value-type="float">
            <text:p>0.049270236961</text:p>
          </table:table-cell>
        </table:table-row>
        <table:table-row table:style-name="ro1">
          <table:table-cell office:value-type="float" office:value="0.000000860253589136273" calcext:value-type="float">
            <text:p>8.60253589136273E-07</text:p>
          </table:table-cell>
          <table:table-cell office:value-type="float" office:value="0.2022366" calcext:value-type="float">
            <text:p>0.2022366</text:p>
          </table:table-cell>
          <table:table-cell table:formula="of:=[.B130]^2" office:value-type="float" office:value="0.04089964237956" calcext:value-type="float">
            <text:p>0.04089964237956</text:p>
          </table:table-cell>
        </table:table-row>
        <table:table-row table:style-name="ro1">
          <table:table-cell office:value-type="float" office:value="0.000000871010731993417" calcext:value-type="float">
            <text:p>8.71010731993417E-07</text:p>
          </table:table-cell>
          <table:table-cell office:value-type="float" office:value="0.1842975" calcext:value-type="float">
            <text:p>0.1842975</text:p>
          </table:table-cell>
          <table:table-cell table:formula="of:=[.B131]^2" office:value-type="float" office:value="0.03396556850625" calcext:value-type="float">
            <text:p>0.03396556850625</text:p>
          </table:table-cell>
        </table:table-row>
        <table:table-row table:style-name="ro1">
          <table:table-cell office:value-type="float" office:value="0.00000088176787485056" calcext:value-type="float">
            <text:p>8.8176787485056E-07</text:p>
          </table:table-cell>
          <table:table-cell office:value-type="float" office:value="0.1681519" calcext:value-type="float">
            <text:p>0.1681519</text:p>
          </table:table-cell>
          <table:table-cell table:formula="of:=[.B132]^2" office:value-type="float" office:value="0.02827506147361" calcext:value-type="float">
            <text:p>0.02827506147361</text:p>
          </table:table-cell>
        </table:table-row>
        <table:table-row table:style-name="ro1">
          <table:table-cell office:value-type="float" office:value="0.000000892525017707704" calcext:value-type="float">
            <text:p>8.92525017707704E-07</text:p>
          </table:table-cell>
          <table:table-cell office:value-type="float" office:value="0.1537997" calcext:value-type="float">
            <text:p>0.1537997</text:p>
          </table:table-cell>
          <table:table-cell table:formula="of:=[.B133]^2" office:value-type="float" office:value="0.02365434772009" calcext:value-type="float">
            <text:p>0.02365434772009</text:p>
          </table:table-cell>
        </table:table-row>
        <table:table-row table:style-name="ro1">
          <table:table-cell office:value-type="float" office:value="0.000000896382160564847" calcext:value-type="float">
            <text:p>8.96382160564847E-07</text:p>
          </table:table-cell>
          <table:table-cell office:value-type="float" office:value="0.1488452" calcext:value-type="float">
            <text:p>0.1488452</text:p>
          </table:table-cell>
          <table:table-cell table:formula="of:=[.B134]^2" office:value-type="float" office:value="0.02215489356304" calcext:value-type="float">
            <text:p>0.02215489356304</text:p>
          </table:table-cell>
        </table:table-row>
        <table:table-row table:style-name="ro1">
          <table:table-cell office:value-type="float" office:value="0.00000090023930342199" calcext:value-type="float">
            <text:p>9.0023930342199E-07</text:p>
          </table:table-cell>
          <table:table-cell office:value-type="float" office:value="0.1440387" calcext:value-type="float">
            <text:p>0.1440387</text:p>
          </table:table-cell>
          <table:table-cell table:formula="of:=[.B135]^2" office:value-type="float" office:value="0.02074714709769" calcext:value-type="float">
            <text:p>0.02074714709769</text:p>
          </table:table-cell>
        </table:table-row>
        <table:table-row table:style-name="ro1">
          <table:table-cell office:value-type="float" office:value="0.000000904096446279134" calcext:value-type="float">
            <text:p>9.04096446279134E-07</text:p>
          </table:table-cell>
          <table:table-cell office:value-type="float" office:value="0.1393801" calcext:value-type="float">
            <text:p>0.1393801</text:p>
          </table:table-cell>
          <table:table-cell table:formula="of:=[.B136]^2" office:value-type="float" office:value="0.01942681227601" calcext:value-type="float">
            <text:p>0.01942681227601</text:p>
          </table:table-cell>
        </table:table-row>
        <table:table-row table:style-name="ro1">
          <table:table-cell office:value-type="float" office:value="0.000000907953589136277" calcext:value-type="float">
            <text:p>9.07953589136277E-07</text:p>
          </table:table-cell>
          <table:table-cell office:value-type="float" office:value="0.1348694" calcext:value-type="float">
            <text:p>0.1348694</text:p>
          </table:table-cell>
          <table:table-cell table:formula="of:=[.B137]^2" office:value-type="float" office:value="0.01818975505636" calcext:value-type="float">
            <text:p>0.01818975505636</text:p>
          </table:table-cell>
        </table:table-row>
        <table:table-row table:style-name="ro1">
          <table:table-cell office:value-type="float" office:value="0.00000091181073199342" calcext:value-type="float">
            <text:p>9.1181073199342E-07</text:p>
          </table:table-cell>
          <table:table-cell office:value-type="float" office:value="0.1305067" calcext:value-type="float">
            <text:p>0.1305067</text:p>
          </table:table-cell>
          <table:table-cell table:formula="of:=[.B138]^2" office:value-type="float" office:value="0.01703199874489" calcext:value-type="float">
            <text:p>0.01703199874489</text:p>
          </table:table-cell>
        </table:table-row>
        <table:table-row table:style-name="ro1">
          <table:table-cell office:value-type="float" office:value="0.000000915667874850563" calcext:value-type="float">
            <text:p>9.15667874850563E-07</text:p>
          </table:table-cell>
          <table:table-cell office:value-type="float" office:value="0.1262919" calcext:value-type="float">
            <text:p>0.1262919</text:p>
          </table:table-cell>
          <table:table-cell table:formula="of:=[.B139]^2" office:value-type="float" office:value="0.01594964400561" calcext:value-type="float">
            <text:p>0.01594964400561</text:p>
          </table:table-cell>
        </table:table-row>
        <table:table-row table:style-name="ro1">
          <table:table-cell office:value-type="float" office:value="0.000000919525017707706" calcext:value-type="float">
            <text:p>9.19525017707706E-07</text:p>
          </table:table-cell>
          <table:table-cell office:value-type="float" office:value="0.122225" calcext:value-type="float">
            <text:p>0.122225</text:p>
          </table:table-cell>
          <table:table-cell table:formula="of:=[.B140]^2" office:value-type="float" office:value="0.014938950625" calcext:value-type="float">
            <text:p>0.014938950625</text:p>
          </table:table-cell>
        </table:table-row>
        <table:table-row table:style-name="ro1">
          <table:table-cell office:value-type="float" office:value="0.000000919625017707706" calcext:value-type="float">
            <text:p>9.19625017707706E-07</text:p>
          </table:table-cell>
          <table:table-cell office:value-type="float" office:value="0.122121" calcext:value-type="float">
            <text:p>0.122121</text:p>
          </table:table-cell>
          <table:table-cell table:formula="of:=[.B141]^2" office:value-type="float" office:value="0.014913538641" calcext:value-type="float">
            <text:p>0.014913538641</text:p>
          </table:table-cell>
        </table:table-row>
        <table:table-row table:style-name="ro1">
          <table:table-cell office:value-type="float" office:value="0.000000930382160564838" calcext:value-type="float">
            <text:p>9.30382160564838E-07</text:p>
          </table:table-cell>
          <table:table-cell office:value-type="float" office:value="0.1116157" calcext:value-type="float">
            <text:p>0.1116157</text:p>
          </table:table-cell>
          <table:table-cell table:formula="of:=[.B142]^2" office:value-type="float" office:value="0.01245806448649" calcext:value-type="float">
            <text:p>0.01245806448649</text:p>
          </table:table-cell>
        </table:table-row>
        <table:table-row table:style-name="ro1">
          <table:table-cell office:value-type="float" office:value="0.000000941139303421971" calcext:value-type="float">
            <text:p>9.41139303421971E-07</text:p>
          </table:table-cell>
          <table:table-cell office:value-type="float" office:value="0.1018607" calcext:value-type="float">
            <text:p>0.1018607</text:p>
          </table:table-cell>
          <table:table-cell table:formula="of:=[.B143]^2" office:value-type="float" office:value="0.01037560220449" calcext:value-type="float">
            <text:p>0.01037560220449</text:p>
          </table:table-cell>
        </table:table-row>
        <table:table-row table:style-name="ro1">
          <table:table-cell office:value-type="float" office:value="0.000000951896446279103" calcext:value-type="float">
            <text:p>9.51896446279103E-07</text:p>
          </table:table-cell>
          <table:table-cell office:value-type="float" office:value="0.09285584" calcext:value-type="float">
            <text:p>0.09285584</text:p>
          </table:table-cell>
          <table:table-cell table:formula="of:=[.B144]^2" office:value-type="float" office:value="0.0086222070221056" calcext:value-type="float">
            <text:p>0.008622207022106</text:p>
          </table:table-cell>
        </table:table-row>
        <table:table-row table:style-name="ro1">
          <table:table-cell office:value-type="float" office:value="0.000000962653589136235" calcext:value-type="float">
            <text:p>9.62653589136235E-07</text:p>
          </table:table-cell>
          <table:table-cell office:value-type="float" office:value="0.08460122" calcext:value-type="float">
            <text:p>0.08460122</text:p>
          </table:table-cell>
          <table:table-cell table:formula="of:=[.B145]^2" office:value-type="float" office:value="0.0071573664254884" calcext:value-type="float">
            <text:p>0.007157366425488</text:p>
          </table:table-cell>
        </table:table-row>
        <table:table-row table:style-name="ro1">
          <table:table-cell office:value-type="float" office:value="0.000000973410731993368" calcext:value-type="float">
            <text:p>9.73410731993368E-07</text:p>
          </table:table-cell>
          <table:table-cell office:value-type="float" office:value="0.07709683" calcext:value-type="float">
            <text:p>0.07709683</text:p>
          </table:table-cell>
          <table:table-cell table:formula="of:=[.B146]^2" office:value-type="float" office:value="0.0059439211960489" calcext:value-type="float">
            <text:p>0.005943921196049</text:p>
          </table:table-cell>
        </table:table-row>
        <table:table-row table:style-name="ro1">
          <table:table-cell office:value-type="float" office:value="0.0000009841678748505" calcext:value-type="float">
            <text:p>9.841678748505E-07</text:p>
          </table:table-cell>
          <table:table-cell office:value-type="float" office:value="0.07034266" calcext:value-type="float">
            <text:p>0.07034266</text:p>
          </table:table-cell>
          <table:table-cell table:formula="of:=[.B147]^2" office:value-type="float" office:value="0.0049480898158756" calcext:value-type="float">
            <text:p>0.004948089815876</text:p>
          </table:table-cell>
        </table:table-row>
        <table:table-row table:style-name="ro1">
          <table:table-cell office:value-type="float" office:value="0.000000994925017707632" calcext:value-type="float">
            <text:p>9.94925017707632E-07</text:p>
          </table:table-cell>
          <table:table-cell office:value-type="float" office:value="0.06433871" calcext:value-type="float">
            <text:p>0.06433871</text:p>
          </table:table-cell>
          <table:table-cell table:formula="of:=[.B148]^2" office:value-type="float" office:value="0.0041394696044641" calcext:value-type="float">
            <text:p>0.004139469604464</text:p>
          </table:table-cell>
        </table:table-row>
        <table:table-row table:style-name="ro1">
          <table:table-cell office:value-type="float" office:value="0.000000998782160564767" calcext:value-type="float">
            <text:p>9.98782160564767E-07</text:p>
          </table:table-cell>
          <table:table-cell office:value-type="float" office:value="0.06226612" calcext:value-type="float">
            <text:p>0.06226612</text:p>
          </table:table-cell>
          <table:table-cell table:formula="of:=[.B149]^2" office:value-type="float" office:value="0.0038770696998544" calcext:value-type="float">
            <text:p>0.003877069699854</text:p>
          </table:table-cell>
        </table:table-row>
        <table:table-row table:style-name="ro1">
          <table:table-cell office:value-type="float" office:value="0.0000010026393034219" calcext:value-type="float">
            <text:p>1.0026393034219E-06</text:p>
          </table:table-cell>
          <table:table-cell office:value-type="float" office:value="0.06025542" calcext:value-type="float">
            <text:p>0.06025542</text:p>
          </table:table-cell>
          <table:table-cell table:formula="of:=[.B150]^2" office:value-type="float" office:value="0.0036307156393764" calcext:value-type="float">
            <text:p>0.003630715639376</text:p>
          </table:table-cell>
        </table:table-row>
        <table:table-row table:style-name="ro1">
          <table:table-cell office:value-type="float" office:value="0.00000100649644627904" calcext:value-type="float">
            <text:p>1.00649644627904E-06</text:p>
          </table:table-cell>
          <table:table-cell office:value-type="float" office:value="0.0583066" calcext:value-type="float">
            <text:p>0.0583066</text:p>
          </table:table-cell>
          <table:table-cell table:formula="of:=[.B151]^2" office:value-type="float" office:value="0.00339965960356" calcext:value-type="float">
            <text:p>0.00339965960356</text:p>
          </table:table-cell>
        </table:table-row>
        <table:table-row table:style-name="ro1">
          <table:table-cell office:value-type="float" office:value="0.00000101035358913617" calcext:value-type="float">
            <text:p>1.01035358913617E-06</text:p>
          </table:table-cell>
          <table:table-cell office:value-type="float" office:value="0.05641966" calcext:value-type="float">
            <text:p>0.05641966</text:p>
          </table:table-cell>
          <table:table-cell table:formula="of:=[.B152]^2" office:value-type="float" office:value="0.0031831780345156" calcext:value-type="float">
            <text:p>0.003183178034516</text:p>
          </table:table-cell>
        </table:table-row>
        <table:table-row table:style-name="ro1">
          <table:table-cell office:value-type="float" office:value="0.00000101421073199331" calcext:value-type="float">
            <text:p>1.01421073199331E-06</text:p>
          </table:table-cell>
          <table:table-cell office:value-type="float" office:value="0.0545946" calcext:value-type="float">
            <text:p>0.0545946</text:p>
          </table:table-cell>
          <table:table-cell table:formula="of:=[.B153]^2" office:value-type="float" office:value="0.00298057034916" calcext:value-type="float">
            <text:p>0.00298057034916</text:p>
          </table:table-cell>
        </table:table-row>
        <table:table-row table:style-name="ro1">
          <table:table-cell office:value-type="float" office:value="0.00000101806787485044" calcext:value-type="float">
            <text:p>1.01806787485044E-06</text:p>
          </table:table-cell>
          <table:table-cell office:value-type="float" office:value="0.05283143" calcext:value-type="float">
            <text:p>0.05283143</text:p>
          </table:table-cell>
          <table:table-cell table:formula="of:=[.B154]^2" office:value-type="float" office:value="0.0027911599958449" calcext:value-type="float">
            <text:p>0.002791159995845</text:p>
          </table:table-cell>
        </table:table-row>
        <table:table-row table:style-name="ro1">
          <table:table-cell office:value-type="float" office:value="0.00000102192501770758" calcext:value-type="float">
            <text:p>1.02192501770758E-06</text:p>
          </table:table-cell>
          <table:table-cell office:value-type="float" office:value="0.05113015" calcext:value-type="float">
            <text:p>0.05113015</text:p>
          </table:table-cell>
          <table:table-cell table:formula="of:=[.B155]^2" office:value-type="float" office:value="0.0026142922390225" calcext:value-type="float">
            <text:p>0.002614292239023</text:p>
          </table:table-cell>
        </table:table-row>
        <table:table-row table:style-name="ro1">
          <table:table-cell office:value-type="float" office:value="0.00000102202501770758" calcext:value-type="float">
            <text:p>1.02202501770758E-06</text:p>
          </table:table-cell>
          <table:table-cell office:value-type="float" office:value="0.05108665" calcext:value-type="float">
            <text:p>0.05108665</text:p>
          </table:table-cell>
          <table:table-cell table:formula="of:=[.B156]^2" office:value-type="float" office:value="0.0026098458082225" calcext:value-type="float">
            <text:p>0.002609845808223</text:p>
          </table:table-cell>
        </table:table-row>
        <table:table-row table:style-name="ro1">
          <table:table-cell office:value-type="float" office:value="0.000001025996446279" calcext:value-type="float">
            <text:p>1.025996446279E-06</text:p>
          </table:table-cell>
          <table:table-cell office:value-type="float" office:value="0.04939326" calcext:value-type="float">
            <text:p>0.04939326</text:p>
          </table:table-cell>
          <table:table-cell table:formula="of:=[.B157]^2" office:value-type="float" office:value="0.0024396941334276" calcext:value-type="float">
            <text:p>0.002439694133428</text:p>
          </table:table-cell>
        </table:table-row>
        <table:table-row table:style-name="ro1">
          <table:table-cell office:value-type="float" office:value="0.00000102996787485042" calcext:value-type="float">
            <text:p>1.02996787485042E-06</text:p>
          </table:table-cell>
          <table:table-cell office:value-type="float" office:value="0.04775179" calcext:value-type="float">
            <text:p>0.04775179</text:p>
          </table:table-cell>
          <table:table-cell table:formula="of:=[.B158]^2" office:value-type="float" office:value="0.0022802334482041" calcext:value-type="float">
            <text:p>0.002280233448204</text:p>
          </table:table-cell>
        </table:table-row>
        <table:table-row table:style-name="ro1">
          <table:table-cell office:value-type="float" office:value="0.00000103393930342184" calcext:value-type="float">
            <text:p>1.03393930342184E-06</text:p>
          </table:table-cell>
          <table:table-cell office:value-type="float" office:value="0.04616224" calcext:value-type="float">
            <text:p>0.04616224</text:p>
          </table:table-cell>
          <table:table-cell table:formula="of:=[.B159]^2" office:value-type="float" office:value="0.0021309524018176" calcext:value-type="float">
            <text:p>0.002130952401818</text:p>
          </table:table-cell>
        </table:table-row>
        <table:table-row table:style-name="ro1">
          <table:table-cell office:value-type="float" office:value="0.00000103791073199326" calcext:value-type="float">
            <text:p>1.03791073199326E-06</text:p>
          </table:table-cell>
          <table:table-cell office:value-type="float" office:value="0.0446246" calcext:value-type="float">
            <text:p>0.0446246</text:p>
          </table:table-cell>
          <table:table-cell table:formula="of:=[.B160]^2" office:value-type="float" office:value="0.00199135492516" calcext:value-type="float">
            <text:p>0.00199135492516</text:p>
          </table:table-cell>
        </table:table-row>
        <table:table-row table:style-name="ro1">
          <table:table-cell office:value-type="float" office:value="0.00000104188216056468" calcext:value-type="float">
            <text:p>1.04188216056468E-06</text:p>
          </table:table-cell>
          <table:table-cell office:value-type="float" office:value="0.04313889" calcext:value-type="float">
            <text:p>0.04313889</text:p>
          </table:table-cell>
          <table:table-cell table:formula="of:=[.B161]^2" office:value-type="float" office:value="0.0018609638304321" calcext:value-type="float">
            <text:p>0.001860963830432</text:p>
          </table:table-cell>
        </table:table-row>
        <table:table-row table:style-name="ro1">
          <table:table-cell office:value-type="float" office:value="0.0000010458535891361" calcext:value-type="float">
            <text:p>1.0458535891361E-06</text:p>
          </table:table-cell>
          <table:table-cell office:value-type="float" office:value="0.0417051" calcext:value-type="float">
            <text:p>0.0417051</text:p>
          </table:table-cell>
          <table:table-cell table:formula="of:=[.B162]^2" office:value-type="float" office:value="0.00173931536601" calcext:value-type="float">
            <text:p>0.00173931536601</text:p>
          </table:table-cell>
        </table:table-row>
        <table:table-row table:style-name="ro1">
          <table:table-cell office:value-type="float" office:value="0.00000104982501770752" calcext:value-type="float">
            <text:p>1.04982501770752E-06</text:p>
          </table:table-cell>
          <table:table-cell office:value-type="float" office:value="0.04032322" calcext:value-type="float">
            <text:p>0.04032322</text:p>
          </table:table-cell>
          <table:table-cell table:formula="of:=[.B163]^2" office:value-type="float" office:value="0.0016259620711684" calcext:value-type="float">
            <text:p>0.001625962071168</text:p>
          </table:table-cell>
        </table:table-row>
        <table:table-row table:style-name="ro1">
          <table:table-cell office:value-type="float" office:value="0.00000104992501770752" calcext:value-type="float">
            <text:p>1.04992501770752E-06</text:p>
          </table:table-cell>
          <table:table-cell office:value-type="float" office:value="0.04028891" calcext:value-type="float">
            <text:p>0.04028891</text:p>
          </table:table-cell>
          <table:table-cell table:formula="of:=[.B164]^2" office:value-type="float" office:value="0.0016231962689881" calcext:value-type="float">
            <text:p>0.001623196268988</text:p>
          </table:table-cell>
        </table:table-row>
        <table:table-row table:style-name="ro1">
          <table:table-cell office:value-type="float" office:value="0.00000105" calcext:value-type="float">
            <text:p>1.05E-06</text:p>
          </table:table-cell>
          <table:table-cell office:value-type="float" office:value="0.04026321" calcext:value-type="float">
            <text:p>0.04026321</text:p>
          </table:table-cell>
          <table:table-cell table:formula="of:=[.B165]^2" office:value-type="float" office:value="0.0016211260795041" calcext:value-type="float">
            <text:p>0.001621126079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04T09:56:04.897000000</dc:date>
    <meta:editing-duration>PT5M23S</meta:editing-duration>
    <meta:editing-cycles>1</meta:editing-cycles>
    <meta:document-statistic meta:table-count="1" meta:cell-count="495" meta:object-count="0"/>
    <meta:generator>LibreOffice/6.3.6.2$Windows_X86_64 LibreOffice_project/2196df99b074d8a661f4036fca8fa0cbfa33a497</meta:generator>
  </office:meta>
</office:document-meta>
</file>